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GCOS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&lt;a href=”http://www.wmo.int/pages/prog/gcos/"&gt;GCOS project&lt;/a&gt;.</text:p>
          </table:table-cell>
          <table:table-cell table:style-name="ce13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ECVConceptScheme</text:p>
          </table:table-cell>
          <table:table-cell table:style-name="ce5" table:number-columns-repeated="3"/>
          <table:table-cell table:style-name="ce9" office:value-type="string" calcext:value-type="string">
            <text:p>ecv</text:p>
          </table:table-cell>
          <table:table-cell table:style-name="ce10" office:value-type="string" calcext:value-type="string">
            <text:p>essential climate variable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 office:value-type="string" calcext:value-type="string">
            <text:p>Controlled vocabulary for the GCOS Essential Climate Variable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9:07:17.399218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1-17T09:07:35.310027209</dc:date>
    <meta:editing-duration>PT22M34S</meta:editing-duration>
    <meta:editing-cycles>9</meta:editing-cycles>
    <meta:generator>LibreOffice/4.3.7.2$Linux_X86_64 LibreOffice_project/430$Build-2</meta:generator>
    <meta:document-statistic meta:table-count="1" meta:cell-count="27" meta:object-count="0"/>
  </office:meta>
</office:document-meta>
</file>